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284cm" fo:min-width="0.13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266cm" fo:min-width="0.112cm" fo:padding-top="0.134cm" fo:padding-bottom="0.134cm" fo:padding-left="0.259cm" fo:padding-right="0.259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59cm" fo:min-width="0.309cm" fo:padding-top="0.151cm" fo:padding-bottom="0.151cm" fo:padding-left="0.276cm" fo:padding-right="0.276cm"/>
    </style:style>
    <style:style style:name="gr4" style:family="graphic" style:parent-style-name="standard">
      <style:graphic-properties svg:stroke-color="#000000" draw:marker-end="Circle_20_unfille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svg:stroke-width="0.018cm" svg:stroke-color="#ffffff" draw:marker-start-width="0.227cm" draw:marker-end-width="0.227cm" draw:fill="solid" draw:fill-color="#dddddd" draw:opacity="100%" draw:opacity-name="" draw:textarea-horizontal-align="justify" draw:textarea-vertical-align="middle" draw:auto-grow-height="false" fo:min-height="2.78cm" fo:min-width="1.818cm" fo:padding-top="0.134cm" fo:padding-bottom="0.134cm" fo:padding-left="0.259cm" fo:padding-right="0.259cm"/>
    </style:style>
    <style:style style:name="gr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standard" style:list-style-name="L1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9" style:family="graphic" style:parent-style-name="objectwithoutfill">
      <style:graphic-properties svg:stroke-width="0.018cm" draw:marker-start-width="0.152cm" draw:marker-end-width="0.152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draw:fill="none" fo:min-height="0.476cm"/>
    </style:style>
    <style:style style:name="gr11" style:family="graphic" style:parent-style-name="standard">
      <style:graphic-properties svg:stroke-width="0.018cm" svg:stroke-color="#ffffff" draw:marker-start-width="0.227cm" draw:marker-end-width="0.227cm" draw:fill="solid" draw:fill-color="#dddddd" draw:opacity="100%" draw:opacity-name="" draw:textarea-horizontal-align="justify" draw:textarea-vertical-align="middle" draw:auto-grow-height="false" fo:min-height="4.05cm" fo:min-width="4.054cm" fo:padding-top="0.134cm" fo:padding-bottom="0.134cm" fo:padding-left="0.259cm" fo:padding-right="0.259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0.45cm" fo:min-width="0.588cm" fo:padding-top="0.178cm" fo:padding-bottom="0.178cm" fo:padding-left="0.303cm" fo:padding-right="0.303cm"/>
    </style:style>
    <style:style style:name="gr13" style:family="graphic" style:parent-style-name="standard" style:list-style-name="L1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14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width="0.018cm" svg:stroke-color="#000000" draw:marker-start-width="0.152cm" draw:marker-end-width="0.152cm" draw:fill="none" draw:fill-color="#000000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5cm" svg:stroke-color="#000000" draw:fill="none" draw:fill-color="#000000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18cm" svg:stroke-color="#ffffff" draw:marker-start-width="0.227cm" draw:marker-end-width="0.227cm" draw:fill="solid" draw:fill-color="#dddddd" draw:opacity="100%" draw:opacity-name="" draw:textarea-horizontal-align="justify" draw:textarea-vertical-align="middle" draw:auto-grow-height="false" fo:min-height="4.05cm" fo:min-width="2.423cm" fo:padding-top="0.134cm" fo:padding-bottom="0.134cm" fo:padding-left="0.259cm" fo:padding-right="0.259cm"/>
    </style:style>
    <style:style style:name="gr18" style:family="graphic" style:parent-style-name="standard">
      <style:graphic-properties svg:stroke-width="0.106cm" svg:stroke-color="#000000" draw:marker-start-width="0.284cm" draw:marker-end-width="0.284cm" draw:fill="none" draw:fill-color="#000000" draw:textarea-horizontal-align="justify" draw:textarea-vertical-align="middle" draw:auto-grow-height="false" fo:min-height="0.481cm" fo:min-width="0.933cm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85cm"/>
    </style:style>
    <style:style style:name="gr20" style:family="graphic" style:parent-style-name="standard">
      <style:graphic-properties draw:stroke="none" draw:fill="none" fo:min-height="1.423cm"/>
    </style:style>
    <style:style style:name="gr21" style:family="graphic" style:parent-style-name="standard">
      <style:graphic-properties draw:stroke="dash" draw:stroke-dash="Fine_20_Dashed" svg:stroke-width="0.018cm" svg:stroke-color="#000000" draw:marker-start-width="0.227cm" draw:marker-end-width="0.227cm" draw:fill="none" draw:opacity="100%" draw:opacity-name="" draw:textarea-horizontal-align="justify" draw:textarea-vertical-align="middle" draw:auto-grow-height="false" fo:min-height="5.076cm" fo:min-width="8.909cm" fo:padding-top="0.134cm" fo:padding-bottom="0.134cm" fo:padding-left="0.259cm" fo:padding-right="0.259cm"/>
    </style:style>
    <style:style style:name="gr22" style:family="graphic" style:parent-style-name="standard">
      <style:graphic-properties draw:stroke="none" draw:fill="none" fo:min-height="0.3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text-position="0% 100%"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text-position="0% 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loext:graphic-properties draw:fill="solid" draw:fill-color="#dddddd" draw:opacity="100%"/>
      <style:paragraph-properties fo:text-align="cente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="none" draw:fill-color="#ffffff"/>
      <style:text-properties style:font-name="Helvetica Neue" fo:font-size="12pt"/>
    </style:style>
    <style:style style:name="P12" style:family="paragraph">
      <loext:graphic-properties draw:fill="none" draw:opacity="100%"/>
      <style:paragraph-properties fo:text-align="center"/>
    </style:style>
    <style:style style:name="T1" style:family="text">
      <style:text-properties style:text-position="0% 100%"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font-name="Helvetica Ne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2cm" svg:height="1.068cm" svg:x="13.518cm" svg:y="5.0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72cm" svg:height="1.068cm" svg:x="7.454cm" svg:y="5.0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72cm" svg:height="1.068cm" svg:x="3.425cm" svg:y="5.02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xml:id="id1" draw:id="id1" draw:layer="layout" svg:width="1.217cm" svg:height="1.217cm" svg:x="1.026cm" svg:y="4.95cm">
          <text:p text:style-name="P2"><text:span text:style-name="T1">V</text:span><text:span text:style-name="T2">D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s" svg:x1="1.635cm" svg:y1="6.167cm" svg:x2="2.865cm" svg:y2="6.679cm" draw:start-shape="id1" draw:start-glue-point="8" svg:d="M1635 6167v527l1230-15" svg:viewBox="0 0 1231 528">
          <text:p/>
        </draw:connector>
        <draw:connector draw:style-name="gr4" draw:text-style-name="P4" draw:layer="layout" draw:type="lines" svg:x1="1.635cm" svg:y1="4.95cm" svg:x2="2.865cm" svg:y2="4.426cm" draw:start-shape="id1" draw:start-glue-point="4" svg:d="M1635 4950v-528l1230 4" svg:viewBox="0 0 1231 529">
          <text:p/>
        </draw:connector>
        <draw:frame draw:style-name="gr5" draw:text-style-name="P6" draw:layer="layout" svg:width="0.825cm" svg:height="0.962cm" svg:x="2.384cm" svg:y="4.32cm">
          <draw:text-box>
            <text:p text:style-name="P5">+</text:p>
          </draw:text-box>
        </draw:frame>
        <draw:frame draw:style-name="gr5" draw:text-style-name="P6" draw:layer="layout" svg:width="0.825cm" svg:height="0.962cm" svg:x="2.415cm" svg:y="5.833cm">
          <draw:text-box>
            <text:p text:style-name="P5">_</text:p>
          </draw:text-box>
        </draw:frame>
        <draw:custom-shape draw:style-name="gr6" draw:text-style-name="P7" draw:layer="layout" svg:width="2.336cm" svg:height="3.048cm" svg:x="4.731cm" svg:y="4.034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1" draw:layer="layout" svg:x1="6.024cm" svg:y1="5.199cm" svg:x2="6.024cm" svg:y2="5.918cm">
            <text:p/>
          </draw:line>
          <draw:line draw:style-name="gr8" draw:text-style-name="P8" draw:layer="layout" svg:x1="5.731cm" svg:y1="5.199cm" svg:x2="5.731cm" svg:y2="5.918cm">
            <text:p/>
          </draw:line>
          <draw:line draw:style-name="gr9" draw:text-style-name="P1" draw:layer="layout" svg:x1="6.735cm" svg:y1="5.558cm" svg:x2="6.028cm" svg:y2="5.558cm">
            <text:p/>
          </draw:line>
          <draw:line draw:style-name="gr9" draw:text-style-name="P1" draw:layer="layout" svg:x1="5.77cm" svg:y1="5.558cm" svg:x2="5.063cm" svg:y2="5.558cm">
            <text:p/>
          </draw:line>
        </draw:g>
        <draw:frame draw:style-name="gr10" draw:text-style-name="P3" draw:layer="layout" svg:width="0.786cm" svg:height="0.726cm" svg:x="6.061cm" svg:y="5.664cm">
          <draw:text-box>
            <text:p text:style-name="P2"><text:span text:style-name="T1">C</text:span></text:p>
          </draw:text-box>
        </draw:frame>
        <draw:custom-shape draw:style-name="gr11" draw:text-style-name="P7" draw:layer="layout" svg:width="4.572cm" svg:height="4.318cm" svg:x="8.56cm" svg:y="3.3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387cm" svg:height="2.417cm" draw:transform="rotate (-1.5683528658421) translate (12.226cm 4.4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7" draw:text-style-name="P1" draw:layer="layout" svg:x1="11.129cm" svg:y1="3.612cm" svg:x2="11.129cm" svg:y2="4.331cm">
            <text:p/>
          </draw:line>
          <draw:line draw:style-name="gr13" draw:text-style-name="P8" draw:layer="layout" svg:x1="10.836cm" svg:y1="3.612cm" svg:x2="10.836cm" svg:y2="4.331cm">
            <text:p/>
          </draw:line>
          <draw:line draw:style-name="gr9" draw:text-style-name="P1" xml:id="id4" draw:id="id4" draw:layer="layout" svg:x1="11.84cm" svg:y1="3.971cm" svg:x2="11.133cm" svg:y2="3.971cm">
            <text:p/>
          </draw:line>
          <draw:line draw:style-name="gr9" draw:text-style-name="P1" xml:id="id3" draw:id="id3" draw:layer="layout" svg:x1="10.875cm" svg:y1="3.971cm" svg:x2="10.168cm" svg:y2="3.971cm">
            <text:p/>
          </draw:line>
        </draw:g>
        <draw:line draw:style-name="gr9" draw:text-style-name="P1" xml:id="id2" draw:id="id2" draw:layer="layout" svg:x1="9.828cm" svg:y1="5.016cm" svg:x2="9.237cm" svg:y2="5.016cm">
          <text:p/>
        </draw:line>
        <draw:line draw:style-name="gr9" draw:text-style-name="P1" xml:id="id7" draw:id="id7" draw:layer="layout" svg:x1="9.828cm" svg:y1="6.184cm" svg:x2="9.237cm" svg:y2="6.184cm">
          <text:p/>
        </draw:line>
        <draw:connector draw:style-name="gr14" draw:text-style-name="P4" draw:layer="layout" draw:line-skew="-0.523cm" svg:x1="9.237cm" svg:y1="5.016cm" svg:x2="10.168cm" svg:y2="3.971cm" draw:start-shape="id2" draw:start-glue-point="3" draw:end-shape="id3" draw:end-glue-point="3" svg:d="M9237 5016v-1045h931" svg:viewBox="0 0 932 1046">
          <text:p/>
        </draw:connector>
        <draw:line draw:style-name="gr9" draw:text-style-name="P1" xml:id="id5" draw:id="id5" draw:layer="layout" svg:x1="12.518cm" svg:y1="5.591cm" svg:x2="12.17cm" svg:y2="5.591cm">
          <text:p/>
        </draw:line>
        <draw:connector draw:style-name="gr14" draw:text-style-name="P4" draw:layer="layout" draw:line-skew="-0.81cm" svg:x1="11.84cm" svg:y1="3.971cm" svg:x2="12.518cm" svg:y2="5.591cm" draw:start-shape="id4" draw:start-glue-point="1" draw:end-shape="id5" draw:end-glue-point="1" svg:d="M11840 3971h678v1620" svg:viewBox="0 0 679 1621">
          <text:p/>
        </draw:connector>
        <draw:line draw:style-name="gr9" draw:text-style-name="P1" draw:layer="layout" svg:x1="12.866cm" svg:y1="5.591cm" svg:x2="12.37cm" svg:y2="5.591cm">
          <text:p/>
        </draw:line>
        <draw:g xml:id="id6" draw:id="id6">
          <draw:line draw:style-name="gr15" draw:text-style-name="P10" draw:layer="layout" svg:x1="9.237cm" svg:y1="6.473cm" svg:x2="9.237cm" svg:y2="7.023cm">
            <text:p/>
          </draw:line>
          <draw:line draw:style-name="gr16" draw:text-style-name="P10" draw:layer="layout" svg:x1="8.93cm" svg:y1="7.034cm" svg:x2="9.544cm" svg:y2="7.034cm">
            <text:p/>
          </draw:line>
          <draw:line draw:style-name="gr16" draw:text-style-name="P10" draw:layer="layout" svg:x1="9.031cm" svg:y1="7.161cm" svg:x2="9.444cm" svg:y2="7.161cm">
            <text:p/>
          </draw:line>
          <draw:line draw:style-name="gr16" draw:text-style-name="P10" draw:layer="layout" svg:x1="9.116cm" svg:y1="7.288cm" svg:x2="9.359cm" svg:y2="7.288cm">
            <text:p/>
          </draw:line>
          <draw:line draw:style-name="gr16" draw:text-style-name="P10" draw:layer="layout" svg:x1="9.174cm" svg:y1="7.421cm" svg:x2="9.301cm" svg:y2="7.421cm">
            <text:p/>
          </draw:line>
        </draw:g>
        <draw:frame draw:style-name="gr10" draw:text-style-name="P3" draw:layer="layout" svg:width="0.786cm" svg:height="0.726cm" svg:x="9.745cm" svg:y="5.923cm">
          <draw:text-box>
            <text:p text:style-name="P2"><text:span text:style-name="T1">+</text:span></text:p>
          </draw:text-box>
        </draw:frame>
        <draw:frame draw:style-name="gr10" draw:text-style-name="P3" draw:layer="layout" svg:width="0.786cm" svg:height="0.726cm" svg:x="9.692cm" svg:y="4.374cm">
          <draw:text-box>
            <text:p text:style-name="P2"><text:span text:style-name="T1">_</text:span></text:p>
          </draw:text-box>
        </draw:frame>
        <draw:line draw:style-name="gr9" draw:text-style-name="P1" draw:layer="layout" svg:x1="9.429cm" svg:y1="5.016cm" svg:x2="8.838cm" svg:y2="5.016cm">
          <text:p/>
        </draw:line>
        <draw:frame draw:style-name="gr10" draw:text-style-name="P3" draw:layer="layout" svg:width="1.249cm" svg:height="0.826cm" svg:x="11.015cm" svg:y="4.013cm">
          <draw:text-box>
            <text:p text:style-name="P2"><text:span text:style-name="T1">C</text:span><text:span text:style-name="T2">in</text:span></text:p>
          </draw:text-box>
        </draw:frame>
        <draw:custom-shape draw:style-name="gr17" draw:text-style-name="P7" draw:layer="layout" svg:width="2.941cm" svg:height="4.318cm" svg:x="14.608cm" svg:y="3.399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8" draw:text-style-name="P10" draw:layer="layout" svg:width="2.747cm" svg:height="1.493cm" draw:transform="rotate (1.5707963267949) translate (15.305cm 6.93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19" draw:text-style-name="P11" draw:layer="layout" svg:width="1.983cm" svg:height="0.747cm" svg:x="15.231cm" svg:y="5.239cm">
              <draw:text-box>
                <text:p text:style-name="P5"><text:span text:style-name="T3">A</text:span><text:span text:style-name="T3">D</text:span><text:span text:style-name="T3">C</text:span><text:span text:style-name="T3">1</text:span></text:p>
              </draw:text-box>
            </draw:frame>
          </draw:g>
          <draw:line draw:style-name="gr9" draw:text-style-name="P1" draw:layer="layout" svg:x1="15.305cm" svg:y1="5.558cm" svg:x2="14.809cm" svg:y2="5.558cm">
            <text:p/>
          </draw:line>
          <draw:line draw:style-name="gr9" draw:text-style-name="P1" draw:layer="layout" svg:x1="17.332cm" svg:y1="5.558cm" svg:x2="16.836cm" svg:y2="5.558cm">
            <text:p/>
          </draw:line>
        </draw:g>
        <draw:connector draw:style-name="gr14" draw:text-style-name="P4" draw:layer="layout" draw:type="line" svg:x1="9.237cm" svg:y1="6.473cm" svg:x2="9.237cm" svg:y2="6.184cm" draw:start-shape="id6" draw:start-glue-point="0" draw:end-shape="id7" draw:end-glue-point="3" svg:d="M9237 6473v-289" svg:viewBox="0 0 1 290">
          <text:p/>
        </draw:connector>
        <draw:frame draw:style-name="gr20" draw:text-style-name="P3" draw:layer="layout" svg:width="3.482cm" svg:height="1.673cm" svg:x="0.595cm" svg:y="0.705cm">
          <draw:text-box>
            <text:p text:style-name="P2"><text:span text:style-name="T1">Sm</text:span><text:span text:style-name="T1">all </text:span></text:p>
            <text:p text:style-name="P2"><text:span text:style-name="T1">DC </text:span><text:span text:style-name="T1">sign</text:span><text:span text:style-name="T1">al</text:span></text:p>
            <text:p text:style-name="P2"><text:span text:style-name="T1">to </text:span><text:span text:style-name="T1">mea</text:span><text:span text:style-name="T1">sure</text:span></text:p>
          </draw:text-box>
        </draw:frame>
        <draw:frame draw:style-name="gr20" draw:text-style-name="P3" draw:layer="layout" svg:width="3.482cm" svg:height="1.673cm" svg:x="4.107cm" svg:y="0.705cm">
          <draw:text-box>
            <text:p text:style-name="P2"><text:span text:style-name="T1">External sampling </text:span></text:p>
            <text:p text:style-name="P2"><text:span text:style-name="T1">capacitors</text:span></text:p>
          </draw:text-box>
        </draw:frame>
        <draw:frame draw:style-name="gr20" draw:text-style-name="P3" draw:layer="layout" svg:width="3.482cm" svg:height="1.673cm" svg:x="9.019cm" svg:y="0.705cm">
          <draw:text-box>
            <text:p text:style-name="P2"><text:span text:style-name="T1">Lo</text:span><text:span text:style-name="T1">w </text:span><text:span text:style-name="T1">noi</text:span><text:span text:style-name="T1">se </text:span><text:span text:style-name="T1">am</text:span><text:span text:style-name="T1">plifi</text:span><text:span text:style-name="T1">er </text:span></text:p>
            <text:p text:style-name="P2"><text:span text:style-name="T1">(L</text:span><text:span text:style-name="T1">NA</text:span><text:span text:style-name="T1">)</text:span></text:p>
          </draw:text-box>
        </draw:frame>
        <draw:frame draw:style-name="gr20" draw:text-style-name="P3" draw:layer="layout" svg:width="3.482cm" svg:height="1.673cm" svg:x="14.331cm" svg:y="0.705cm">
          <draw:text-box>
            <text:p text:style-name="P2"><text:span text:style-name="T1">Analog to digital converter</text:span></text:p>
          </draw:text-box>
        </draw:frame>
        <draw:custom-shape draw:style-name="gr21" draw:text-style-name="P12" draw:layer="layout" svg:width="9.427cm" svg:height="5.344cm" svg:x="8.355cm" svg:y="2.611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1.958cm" svg:height="0.725cm" svg:x="12.089cm" svg:y="2.621cm">
          <draw:text-box>
            <text:p text:style-name="P2"><text:span text:style-name="T1">ESP3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18.796cm" fo:page-height="8.6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0T15:29:17.743392108</meta:creation-date>
    <dc:date>2019-08-09T23:12:52.671868154</dc:date>
    <meta:editing-duration>PT19H56M32S</meta:editing-duration>
    <meta:editing-cycles>52</meta:editing-cycles>
    <meta:generator>LibreOffice/5.1.6.2$Linux_X86_64 LibreOffice_project/10m0$Build-2</meta:generator>
    <meta:document-statistic meta:object-count="52"/>
  </office:meta>
</office:document-meta>
</file>